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title">
      <style:graphic-properties fo:min-height="2.629cm"/>
      <style:paragraph-properties style:writing-mode="lr-tb"/>
    </style:style>
    <style:style style:name="pr2" style:family="presentation" style:parent-style-name="Alapértelmezett-outline1">
      <style:graphic-properties fo:min-height="8.884cm"/>
      <style:paragraph-properties style:writing-mode="lr-tb"/>
    </style:style>
    <style:style style:name="pr3" style:family="presentation" style:parent-style-name="Alapértelmezet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><text:a xlink:href="#Slide 2" xlink:type="simple">Slide2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1T17:11:04.910000000</meta:creation-date>
    <meta:generator>LibreOfficeDev/7.4.0.0.alpha1$Windows_X86_64 LibreOffice_project/2de53e222fa9126422ff69dde3c585349958d494</meta:generator>
    <dc:date>2022-06-01T17:15:54.688000000</dc:date>
    <meta:editing-duration>PT4M35S</meta:editing-duration>
    <meta:editing-cycles>2</meta:editing-cycles>
    <meta:document-statistic meta:object-count="29"/>
  </office:meta>
</office:document-meta>
</file>